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29in"/>
    </style:style>
    <style:style style:name="co3" style:family="table-column">
      <style:table-column-properties fo:break-before="auto" style:column-width="2.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Eclipse Meteorology Packag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ncludes all options</text:p>
          </table:table-cell>
          <table:table-cell table:formula="of:=[.D6]+[.D17]" office:value-type="currency" office:currency="USD" office:value="127.85" calcext:value-type="currency">
            <text:p>$127.8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Part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formula="of:=SUM([.D8:.D13])" office:value-type="currency" office:currency="USD" office:value="37.42" calcext:value-type="currency">
            <text:p>$37.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ico-WiFi</text:p>
          </table:table-cell>
          <table:table-cell/>
          <table:table-cell office:value-type="currency" office:currency="USD" office:value="5.99" calcext:value-type="currency">
            <text:p>$5.99</text:p>
          </table:table-cell>
          <table:table-cell office:value-type="string" calcext:value-type="string">
            <text:p>microcenter</text:p>
          </table:table-cell>
          <table:table-cell office:value-type="string" calcext:value-type="string">
            <text:p>https://www.microcenter.com/product/650108/raspberry-pi-pico-w</text:p>
          </table:table-cell>
          <table:table-cell office:value-type="string" calcext:value-type="string">
            <text:p>more expensive in Quantity</text:p>
          </table:table-cell>
        </table:table-row>
        <table:table-row table:style-name="ro1">
          <table:table-cell/>
          <table:table-cell office:value-type="string" calcext:value-type="string">
            <text:p>PHT sensor</text:p>
          </table:table-cell>
          <table:table-cell office:value-type="string" calcext:value-type="string">
            <text:p>BME280</text:p>
          </table:table-cell>
          <table:table-cell office:value-type="currency" office:currency="USD" office:value="14.95" calcext:value-type="currency">
            <text:p>$14.95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https://www.adafruit.com/product/26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eadboard</text:p>
          </table:table-cell>
          <table:table-cell/>
          <table:table-cell office:value-type="currency" office:currency="USD" office:value="4.99" calcext:value-type="currency">
            <text:p>$4.99</text:p>
          </table:table-cell>
          <table:table-cell office:value-type="string" calcext:value-type="string">
            <text:p>microcenter</text:p>
          </table:table-cell>
          <table:table-cell office:value-type="string" calcext:value-type="string">
            <text:p>https://www.microcenter.com/product/618903/inland-170-tie-point-mini-breadboards-4pk</text:p>
          </table:table-cell>
          <table:table-cell office:value-type="string" calcext:value-type="string">
            <text:p>4-pack</text:p>
          </table:table-cell>
        </table:table-row>
        <table:table-row table:style-name="ro1">
          <table:table-cell/>
          <table:table-cell office:value-type="string" calcext:value-type="string">
            <text:p>Headers</text:p>
          </table:table-cell>
          <table:table-cell/>
          <table:table-cell office:value-type="currency" office:currency="USD" office:value="6.99" calcext:value-type="currency">
            <text:p>$6.99</text:p>
          </table:table-cell>
          <table:table-cell office:value-type="string" calcext:value-type="string">
            <text:p>microcenter</text:p>
          </table:table-cell>
          <table:table-cell office:value-type="string" calcext:value-type="string">
            <text:p>https://www.microcenter.com/product/419366/schmartboard-inc-jumper-wires-3-jumpers-with-headers</text:p>
          </table:table-cell>
          <table:table-cell office:value-type="string" calcext:value-type="string">
            <text:p>headers and jumper wires</text:p>
          </table:table-cell>
        </table:table-row>
        <table:table-row table:style-name="ro1">
          <table:table-cell/>
          <table:table-cell office:value-type="string" calcext:value-type="string">
            <text:p>Photodiode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could not find what I was looking for, but see below</text:p>
          </table:table-cell>
        </table:table-row>
        <table:table-row table:style-name="ro1">
          <table:table-cell/>
          <table:table-cell office:value-type="string" calcext:value-type="string">
            <text:p>light sensor</text:p>
          </table:table-cell>
          <table:table-cell/>
          <table:table-cell office:value-type="currency" office:currency="USD" office:value="5.99" calcext:value-type="currency">
            <text:p>$5.99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https://www.sparkfun.com/products/18981</text:p>
          </table:table-cell>
          <table:table-cell office:value-type="string" calcext:value-type="string">
            <text:p>might want two, one with a collimator </text:p>
          </table:table-cell>
        </table:table-row>
        <table:table-row table:style-name="ro1">
          <table:table-cell/>
          <table:table-cell office:value-type="string" calcext:value-type="string">
            <text:p>cables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https://www.sparkfun.com/products/14427</text:p>
          </table:table-cell>
          <table:table-cell office:value-type="string" calcext:value-type="string">
            <text:p>$1.50 each, get three or four for each setup. Cut one to connect to breadboard, longer cables would be nice – when in stock</text:p>
          </table:table-cell>
        </table:table-row>
        <table:table-row table:style-name="ro1">
          <table:table-cell/>
          <table:table-cell office:value-type="string" calcext:value-type="string">
            <text:p>3-AA battery Holder</text:p>
          </table:table-cell>
          <table:table-cell/>
          <table:table-cell office:value-type="currency" office:currency="USD" office:value="1.95" calcext:value-type="currency">
            <text:p>$1.95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https://www.sparkfun.com/products/18769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Options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formula="of:= SUM([.D18:.D36])" office:value-type="currency" office:currency="USD" office:value="90.43" calcext:value-type="currency">
            <text:p>$90.4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lar Cell</text:p>
          </table:table-cell>
          <table:table-cell/>
          <table:table-cell office:value-type="currency" office:currency="USD" office:value="6.99" calcext:value-type="currency">
            <text:p>$6.99</text:p>
          </table:table-cell>
          <table:table-cell office:value-type="string" calcext:value-type="string">
            <text:p>microcenter</text:p>
          </table:table-cell>
          <table:table-cell office:value-type="string" calcext:value-type="string">
            <text:p>https://www.microcenter.com/product/393942/leo-sales-ltd-monocrystalline-solar-cell,-100-ma-36v</text:p>
          </table:table-cell>
          <table:table-cell office:value-type="string" calcext:value-type="string">
            <text:p>Used as a Sky Illumination Sensor, Not for Power</text:p>
          </table:table-cell>
        </table:table-row>
        <table:table-row table:style-name="ro1">
          <table:table-cell/>
          <table:table-cell office:value-type="string" calcext:value-type="string">
            <text:p>Resistor 10 Ohm/0.5 Watt</text:p>
          </table:table-cell>
          <table:table-cell/>
          <table:table-cell office:value-type="currency" office:currency="USD" office:value="0.99" calcext:value-type="currency">
            <text:p>$0.99</text:p>
          </table:table-cell>
          <table:table-cell office:value-type="string" calcext:value-type="string">
            <text:p>microcenter</text:p>
          </table:table-cell>
          <table:table-cell office:value-type="string" calcext:value-type="string">
            <text:p>https://www.microcenter.com/product/390051/nte-electronics-1-2-watt-10-ohm-resistor-6-p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Amp – Photodiode</text:p>
          </table:table-cell>
          <table:table-cell/>
          <table:table-cell office:value-type="currency" office:currency="USD" office:value="2.49" calcext:value-type="currency">
            <text:p>$2.49</text:p>
          </table:table-cell>
          <table:table-cell office:value-type="string" calcext:value-type="string">
            <text:p>microcenter</text:p>
          </table:table-cell>
          <table:table-cell office:value-type="string" calcext:value-type="string">
            <text:p>https://www.microcenter.com/product/422322/nte-electronics-nte987-integrated-circuit-quad-low-power-op-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s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Photodiode</text:p>
          </table:table-cell>
          <table:table-cell office:value-type="string" calcext:value-type="string">
            <text:p>VTP9812FH</text:p>
          </table:table-cell>
          <table:table-cell office:value-type="currency" office:currency="USD" office:value="0.67" calcext:value-type="currency">
            <text:p>$0.67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ttps://www.digikey.com/en/products/detail/excelitas-technologies/VTP9812FH/5885875?s=N4IgjCBcoGwJxVAYygMwIYBsDOBTANCAPZQDaIALGGABxwDsIAuoQA4AuUIAyuwE4BLAHYBzEAF9CYOHUQgUkDDgLEyIAAzNJIALQBWOQqV5CJSORgAmLYR3Xo8qPwCuKs%2BQNNtOiA6NYTVXNwGHUIL3FxIA</text:p>
          </table:table-cell>
          <table:table-cell office:value-type="string" calcext:value-type="string">
            <text:p>Collima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TP1188SH</text:p>
          </table:table-cell>
          <table:table-cell office:value-type="currency" office:currency="USD" office:value="1.75" calcext:value-type="currency">
            <text:p>$1.7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ttps://www.digikey.com/en/products/detail/excelitas-technologies/VTP1188SH/5885868</text:p>
          </table:table-cell>
          <table:table-cell office:value-type="string" calcext:value-type="string">
            <text:p>All Sky</text:p>
          </table:table-cell>
        </table:table-row>
        <table:table-row table:style-name="ro1">
          <table:table-cell/>
          <table:table-cell office:value-type="string" calcext:value-type="string">
            <text:p>OpAmp – Photodiode</text:p>
          </table:table-cell>
          <table:table-cell office:value-type="string" calcext:value-type="string">
            <text:p>LM358</text:p>
          </table:table-cell>
          <table:table-cell office:value-type="currency" office:currency="USD" office:value="1.05" calcext:value-type="currency">
            <text:p>$1.05</text:p>
          </table:table-cell>
          <table:table-cell office:value-type="string" calcext:value-type="string">
            <text:p>Sparkfum</text:p>
          </table:table-cell>
          <table:table-cell office:value-type="string" calcext:value-type="string">
            <text:p>https://www.sparkfun.com/products/1594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M324 (Quad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TBD</text:p>
          </table:table-cell>
          <table:table-cell office:value-type="currency" office:currency="USD" office:value="1" calcext:value-type="currency">
            <text:p>$1.0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Wind Speed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string" calcext:value-type="string">
            <text:p>Argent Data Systems</text:p>
          </table:table-cell>
          <table:table-cell office:value-type="string" calcext:value-type="string">
            <text:p><text:a xlink:href="https://www/" xlink:type="simple">https://www</text:a>.argentdata.com/catalog/product_info.php?products_id=1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nd Direction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/>
          <table:table-cell office:value-type="string" calcext:value-type="string">
            <text:p>https://www.argentdata.com/catalog/product_info.php?products_id=2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one Jacks</text:p>
          </table:table-cell>
          <table:table-cell office:value-type="string" calcext:value-type="string">
            <text:p>RJ-11</text:p>
          </table:table-cell>
          <table:table-cell office:value-type="currency" office:currency="USD" office:value="3" calcext:value-type="currency">
            <text:p>$3.00</text:p>
          </table:table-cell>
          <table:table-cell/>
          <table:table-cell office:value-type="string" calcext:value-type="string">
            <text:p>https://www.sparkfun.com/products/132</text:p>
          </table:table-cell>
          <table:table-cell office:value-type="string" calcext:value-type="string">
            <text:p>Need 2 @ $1.50 each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Display (grey)</text:p>
          </table:table-cell>
          <table:table-cell/>
          <table:table-cell office:value-type="currency" office:currency="USD" office:value="22.5" calcext:value-type="currency">
            <text:p>$22.50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<text:a xlink:href="https://www.adafruit.com/product/4741" xlink:type="simple">https://www.adafruit.com/product/4741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B battery</text:p>
          </table:table-cell>
          <table:table-cell/>
          <table:table-cell office:value-type="currency" office:currency="USD" office:value="19.99" calcext:value-type="currency">
            <text:p>$19.99</text:p>
          </table:table-cell>
          <table:table-cell office:value-type="string" calcext:value-type="string">
            <text:p>microcenter</text:p>
          </table:table-cell>
          <table:table-cell office:value-type="string" calcext:value-type="string">
            <text:p>https://www.microcenter.com/product/662615/belkin-boostcharge-3-port-power-bank-10k-usb-type-a-to-usb-type-c-cabl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3">00/00/0000</text:date>, <text:time style:data-style-name="N2" text:time-value="09:56:15.3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2-27T08:59:26.927000000</meta:creation-date>
    <dc:date>2023-03-03T09:58:21.410000000</dc:date>
    <meta:editing-duration>PT6H28M53S</meta:editing-duration>
    <meta:editing-cycles>6</meta:editing-cycles>
    <meta:generator>LibreOffice/6.3.4.2$Windows_X86_64 LibreOffice_project/60da17e045e08f1793c57c00ba83cdfce946d0aa</meta:generator>
    <meta:document-statistic meta:table-count="1" meta:cell-count="105" meta:object-count="0"/>
  </office:meta>
</office:document-meta>
</file>